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  <style:font-face style:name="Wingdings" svg:font-family="Wingdings" style:font-adornments="Standard" style:font-pitch="variable" style:font-charset="x-symbol"/>
  </office:font-face-decls>
  <office:automatic-styles>
    <style:style style:name="Tabelle1" style:family="table">
      <style:table-properties style:width="15.984cm" fo:margin-left="0.009cm" fo:margin-top="0cm" fo:margin-bottom="0cm" table:align="left" style:writing-mode="lr-tb"/>
    </style:style>
    <style:style style:name="Tabelle1.A" style:family="table-column">
      <style:table-column-properties style:column-width="5.327cm"/>
    </style:style>
    <style:style style:name="Tabelle1.B" style:family="table-column">
      <style:table-column-properties style:column-width="5.329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0e989a" officeooo:paragraph-rsid="000e989a"/>
    </style:style>
    <style:style style:name="P3" style:family="paragraph" style:parent-style-name="List_20_Paragraph" style:list-style-name="WWNum1">
      <style:text-properties officeooo:rsid="000fbb4e" officeooo:paragraph-rsid="000fbb4e"/>
    </style:style>
    <style:style style:name="P4" style:family="paragraph" style:parent-style-name="Standard">
      <style:paragraph-properties fo:margin-left="1.635cm" fo:margin-right="0cm" fo:text-indent="-0.635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de" fo:country="DE" style:letter-kerning="true" style:font-name-asian="Aptos1" style:language-asian="en" style:country-asian="US" style:font-name-complex="Arial" style:font-size-complex="11pt" style:language-complex="ar" style:country-complex="SA"/>
    </style:style>
    <style:style style:name="T1" style:family="text">
      <style:text-properties officeooo:rsid="000e9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izen:</text:p>
      <text:p text:style-name="P4"/>
      <text:p text:style-name="P4">Technisch:</text:p>
      <text:list xml:id="list699352095" text:style-name="WWNum1">
        <text:list-item>
          <text:p text:style-name="P1">Aggregationsmodell als Favorit aktuell</text:p>
        </text:list-item>
        <text:list-item>
          <text:p text:style-name="P1">Modularer Aufbau (Ergänzungen sollten leicht sein)</text:p>
        </text:list-item>
      </text:list>
      <text:p text:style-name="Standard">Organisationen: </text:p>
      <text:list xml:id="list171458206203691" text:continue-numbering="true" text:style-name="WWNum1">
        <text:list-item>
          <text:p text:style-name="P1">Geheimes staatsarchiv </text:p>
        </text:list-item>
        <text:list-item>
          <text:p text:style-name="P1">Märkisches Museum</text:p>
        </text:list-item>
        <text:list-item>
          <text:p text:style-name="P1">Altmark</text:p>
        </text:list-item>
        <text:list-item>
          <text:p text:style-name="P1">Neumark </text:p>
        </text:list-item>
        <text:list-item>
          <text:p text:style-name="P1">Westpolen</text:p>
        </text:list-item>
        <text:list-item>
          <text:p text:style-name="P1">Stiftung Brandenburg</text:p>
        </text:list-item>
        <text:list-item>
          <text:p text:style-name="P1">Museum Digital (Objekte Brandenburg)</text:p>
        </text:list-item>
        <text:list-item>
          <text:p text:style-name="P1">Museumsverband Brandenburg </text:p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row table:style-name="Tabelle1.1">
          <table:table-cell table:style-name="Tabelle1.A1" office:value-type="string">
            <text:p text:style-name="P5">Or<text:span text:style-name="T1">t</text:span></text:p>
          </table:table-cell>
          <table:table-cell table:style-name="Tabelle1.A1" office:value-type="string">
            <text:p text:style-name="P5">Objekt</text:p>
          </table:table-cell>
          <table:table-cell table:style-name="Tabelle1.A1" office:value-type="string">
            <text:p text:style-name="P5">Kontakt</text:p>
          </table:table-cell>
        </table:table-row>
      </table:table>
      <text:list xml:id="list171457261177784" text:continue-numbering="true" text:style-name="WWNum1">
        <text:list-item>
          <text:p text:style-name="P1">LAGIS und LEOBW / Bavaricon teil Landesorganisation</text:p>
        </text:list-item>
        <text:list-item>
          <text:p text:style-name="P1">Vereine</text:p>
          <text:list>
            <text:list-item>
              <text:p text:style-name="P1">Verein Stadtgeschichte Rheinsberg</text:p>
            </text:list-item>
            <text:list-item>
              <text:p text:style-name="P1">Brandenburgicon ? </text:p>
              <text:list>
                <text:list-item>
                  <text:p text:style-name="P1">Anschauen welche Themenfelder </text:p>
                </text:list-item>
                <text:list-item>
                  <text:p text:style-name="P1">Übernehmbar (technisch)?</text:p>
                  <text:list>
                    <text:list-item>
                      <text:p text:style-name="P1">Informationsfülle</text:p>
                    </text:list-item>
                  </text:list>
                </text:list-item>
              </text:list>
            </text:list-item>
            <text:list-item>
              <text:p text:style-name="P1">Berlin-Brand Künstlerlexikon (kunst / regio Geschichte)</text:p>
            </text:list-item>
          </text:list>
        </text:list-item>
        <text:list-item>
          <text:p text:style-name="P2">05.11.25</text:p>
          <text:list>
            <text:list-item>
              <text:p text:style-name="P3">Mitgliederversammlung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  <style:font-face style:name="Wingdings" svg:font-family="Wingdings" style:font-adornments="Standard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Überschrift_20_1_20_Zchn" style:default-outline-level="1" style:list-style-name="" style:class="text"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.501cm" style:auto-text-indent="false" fo:keep-with-next="always" style:writing-mode="lr-tb"/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A_20_Überschrift_20_2" style:display-name="HA Überschrift 2" style:family="paragraph" loext:linked-style-name="HA_20_Überschrift_20_2_20_Zchn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text-underline-style="solid" style:text-underline-width="auto" style:text-underline-color="font-color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A_20_ÜBerschrift_20_3" style:display-name="HA ÜBerschrift 3" style:family="paragraph" loext:linked-style-name="HA_20_ÜBerschrift_20_3_20_Zchn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A_20_Überschrift_20_1" style:display-name="HA Überschrift 1" style:family="paragraph" loext:linked-style-name="HA_20_Überschrift_20_1_20_Zchn" style:auto-update="true">
      <style:paragraph-properties fo:margin-top="0.212cm" fo:margin-bottom="0.212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GB" style:text-underline-style="solid" style:text-underline-width="auto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next-style-name="Standard" style:auto-update="true" style:class="index">
      <style:paragraph-properties fo:margin-top="0.635cm" fo:margin-bottom="0.282cm" style:contextual-spacing="false" fo:line-height="108%" fo:text-align="start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name-complex="Aptos Display1" style:font-family-complex="'Aptos Display'" style:font-family-generic-complex="system" style:font-pitch-complex="variable" style:font-size-complex="14pt" style:font-weight-complex="bold"/>
    </style:style>
    <style:style style:name="Text_20_Vorstandard" style:display-name="Text Vorstandard" style:family="paragraph" loext:linked-style-name="Text_20_Vorstandard_20_Zchn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ez" style:family="paragraph" style:parent-style-name="Standard" loext:linked-style-name="ez_20_Zchn">
      <style:paragraph-properties fo:margin-left="0cm" fo:margin-right="0cm" fo:line-height="100%" fo:text-align="justify" style:justify-single-word="false" fo:text-indent="0cm" style:auto-text-indent="false"/>
      <style:text-properties style:font-weight-complex="bold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paragraph-properties fo:margin-left="0cm" fo:margin-right="0cm" fo:margin-top="0cm" fo:margin-bottom="0.282cm" style:contextual-spacing="false" fo:text-indent="1cm" style:auto-text-indent="false"/>
      <style:text-properties fo:color="#595959" loext:opacity="100%" style:font-name="Aptos" fo:font-family="Aptos" style:font-family-generic="roman" style:font-pitch="variable" fo:font-size="14pt" fo:letter-spacing="0.026cm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text-indent="1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A_20_Überschrift_20_2_20_Zchn" style:display-name="HA Überschrift 2 Zchn" style:family="text" style:parent-style-name="Default_20_Paragraph_20_Font" loext:linked-style-name="HA_20_Überschrift_20_2">
      <style:text-properties style:font-name="Times New Roman" fo:font-family="'Times New Roman'" style:font-family-generic="roman" style:font-pitch="variable" fo:font-size="12pt" fo:language="en" fo:country="GB" style:text-underline-style="solid" style:text-underline-width="auto" style:text-underline-color="font-color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A_20_ÜBerschrift_20_3_20_Zchn" style:display-name="HA ÜBerschrift 3 Zchn" style:family="text" style:parent-style-name="Default_20_Paragraph_20_Font" loext:linked-style-name="HA_20_ÜBerschrift_20_3">
      <style:text-properties style:font-name="Times New Roman" fo:font-family="'Times New Roman'" style:font-family-generic="roman" style:font-pitch="variable" fo:font-size="12pt" fo:language="en" fo:country="GB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Überschrift_20_1_20_Zchn" style:display-name="Überschrift 1 Zch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6pt"/>
    </style:style>
    <style:style style:name="HA_20_Überschrift_20_1_20_Zchn" style:display-name="HA Überschrift 1 Zchn" style:family="text" style:parent-style-name="Default_20_Paragraph_20_Font" loext:linked-style-name="HA_20_Überschrift_20_1">
      <style:text-properties style:font-name="Times New Roman" fo:font-family="'Times New Roman'" style:font-family-generic="roman" style:font-pitch="variable" fo:font-size="14pt" fo:language="en" fo:country="GB" style:text-underline-style="solid" style:text-underline-width="auto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Vorstandard_20_Zchn" style:display-name="Text Vorstandard Zchn" style:family="text" style:parent-style-name="Default_20_Paragraph_20_Font" loext:linked-style-name="Text_20_Vorstandard">
      <style:text-properties style:font-name="Times New Roman" fo:font-family="'Times New Roman'" style:font-family-generic="roman" style:font-pitch="variable" fo:font-size="12pt" style:font-size-asian="12pt"/>
    </style:style>
    <style:style style:name="ez_20_Zchn" style:display-name="ez Zchn" style:family="text" style:parent-style-name="Default_20_Paragraph_20_Font" loext:linked-style-name="ez">
      <style:text-properties style:font-name="Times New Roman" fo:font-family="'Times New Roman'" style:font-family-generic="roman" style:font-pitch="variable" fo:font-size="12pt" style:font-size-asian="12pt" style:font-weight-complex="bold"/>
    </style:style>
    <style:style style:name="Überschrift_20_2_20_Zchn" style:display-name="Überschrift 2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Überschrift_20_3_20_Zchn" style:display-name="Überschrift 3 Zchn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Überschrift_20_4_20_Zchn" style:display-name="Überschrift 4 Zchn" style:family="text" style:parent-style-name="Default_20_Paragraph_20_Font">
      <style:text-properties fo:color="#0f4761" loext:opacity="100%" fo:font-size="12pt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_20_5_20_Zchn" style:display-name="Überschrift 5 Zchn" style:family="text" style:parent-style-name="Default_20_Paragraph_20_Font">
      <style:text-properties fo:color="#0f4761" loext:opacity="100%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595959" loext:opacity="100%" fo:font-size="12pt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595959" loext:opacity="100%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Überschrift_20_8_20_Zchn" style:display-name="Überschrift 8 Zchn" style:family="text" style:parent-style-name="Default_20_Paragraph_20_Font">
      <style:text-properties fo:color="#272727" loext:opacity="100%" fo:font-size="12pt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_20_9_20_Zchn" style:display-name="Überschrift 9 Zchn" style:family="text" style:parent-style-name="Default_20_Paragraph_20_Font">
      <style:text-properties fo:color="#272727" loext:opacity="100%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Zitat_20_Zchn" style:display-name="Zitat Zchn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Times New Roman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il Chekurov</meta:initial-creator>
    <meta:editing-cycles>5</meta:editing-cycles>
    <meta:creation-date>2025-10-01T13:09:00</meta:creation-date>
    <dc:date>2025-11-05T17:14:56.573000000</dc:date>
    <meta:editing-duration>PT30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26" meta:word-count="78" meta:character-count="568" meta:non-whitespace-character-count="530"/>
    <meta:user-defined meta:name="AppVersion">16.0000</meta:user-defined>
    <meta:template xlink:type="simple" xlink:actuate="onRequest" xlink:title="Normal.dotm" xlink:href=""/>
  </office:meta>
</office:document-meta>
</file>